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2.1972in" fo:break-before="auto" style:use-optimal-row-height="true"/>
    </style:style>
    <style:style style:name="ro5" style:family="table-row">
      <style:table-row-properties style:row-height="1.5752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2.8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Jer 25</text:p>
          </table:table-cell>
          <table:table-cell table:style-name="Default"/>
          <table:table-cell office:value-type="string" calcext:value-type="string">
            <text:p>Jer 27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Jerusalem und die Städte von Juda 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den Pharao, den König von Ägypten, und seine Knechte und seine Fürsten und sein ganzes Volk, 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und alle gemischten Völker, und alle Könige des Landes Uz; und alle Könige des Landes der Philister, und Askalon und Gasa und Ekron und den Überrest von Asdod; 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Edom und Moab und die Kinder Ammon; </text:p>
          </table:table-cell>
          <table:table-cell office:value-type="float" office:value="3.01" calcext:value-type="float">
            <text:p>3.01</text:p>
          </table:table-cell>
          <table:table-cell table:style-name="ce1" office:value-type="string" calcext:value-type="string">
            <text:p>König von Edom und an den König von Moab und an den König der Kinder Ammon</text:p>
          </table:table-cell>
        </table:table-row>
        <table:table-row table:style-name="ro5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und alle Könige von Tyrus und alle Könige von Zidon; und die Könige der Inseln, welche jenseit des Meeres sind; </text:p>
          </table:table-cell>
          <table:table-cell office:value-type="float" office:value="3.02" calcext:value-type="float">
            <text:p>3.02</text:p>
          </table:table-cell>
          <table:table-cell table:style-name="ce1" office:value-type="string" calcext:value-type="string">
            <text:p>König von Tyrus und an den König von Zidon,  </text:p>
          </table:table-cell>
        </table:table-row>
        <table:table-row table:style-name="ro6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Dedan und Tema und Bus, und alle mit geschorenen Haarrändern; 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und alle Könige von Arabien und alle Könige der gemischten Völker, die in der Wüste wohnen; </text:p>
          </table:table-cell>
          <table:table-cell table:number-columns-repeated="2"/>
        </table:table-row>
        <table:table-row table:style-name="ro8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und alle Könige von Simri und alle Könige von Elam und alle Könige von Medien; </text:p>
          </table:table-cell>
          <table:table-cell table:number-columns-repeated="2"/>
        </table:table-row>
        <table:table-row table:style-name="ro9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und alle Könige des Nordens, die nahen und die fernen, den einen nach dem anderen; und alle Königreiche der Erde, die auf der Fläche des Erdbodens sind. Und der König von Scheschak soll nach ihnen trinken.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0:24:07.482000000</meta:creation-date>
    <meta:generator>LibreOffice/7.0.0.3$Windows_X86_64 LibreOffice_project/8061b3e9204bef6b321a21033174034a5e2ea88e</meta:generator>
    <dc:date>2022-01-21T00:28:37.885000000</dc:date>
    <meta:editing-duration>PT4M30S</meta:editing-duration>
    <meta:editing-cycles>2</meta:editing-cycles>
    <meta:document-statistic meta:table-count="1" meta:cell-count="24" meta:object-count="0"/>
  </office:meta>
</office:document-meta>
</file>